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42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style:font-name="Liberation Sans Narrow1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start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ans Narrow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 Narrow1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Liberation Sans Narrow1" fo:font-size="35pt" fo:font-weight="bold" style:font-size-asian="35pt" style:font-weight-asian="bold" style:font-size-complex="35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Sans Narrow1" fo:font-size="33pt" fo:font-weight="bold" style:font-size-asian="33pt" style:font-weight-asian="bold" style:font-size-complex="33pt" style:font-weight-complex="bold"/>
    </style:style>
    <style:style style:name="T10" style:family="text">
      <style:text-properties style:font-name="Liberation Sans Narrow1" fo:font-size="34pt" fo:font-weight="bold" style:font-size-asian="34pt" style:font-weight-asian="bold" style:font-size-complex="34pt" style:font-weight-complex="bold"/>
    </style:style>
    <style:style style:name="T11" style:family="text">
      <style:text-properties style:font-name="Liberation Sans Narrow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Liberation Sans Narrow" fo:font-size="20pt" fo:font-weight="bold" style:font-name-asian="Liberation Sans Narrow" style:font-size-asian="20pt" style:font-weight-asian="bold" style:font-name-complex="Liberation Sans Narrow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4.638cm" svg:height="3.063cm" svg:x="1.778cm" svg:y="1.016cm">
          <draw:text-box>
            <text:p text:style-name="P1"><text:span text:style-name="T3">HYMN #836</text:span></text:p>
            <text:p text:style-name="P1"><text:span text:style-name="T4">“</text:span><text:span text:style-name="T4">O God of Light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3" draw:layer="layout" svg:width="24.892cm" svg:height="6.996cm" svg:x="1.524cm" svg:y="1.016cm">
          <draw:text-box>
            <text:p text:style-name="P1"><text:span text:style-name="T5">1. </text:span><text:span text:style-name="T6">O God of light, Your Word, a lamp unfailing,</text:span></text:p>
            <text:p text:style-name="P1"><text:span text:style-name="T6">Shall pierce the darkness of our earthbound way</text:span></text:p>
            <text:p text:style-name="P1"><text:span text:style-name="T7">And show Your grace, Your plan for us unveiling,</text:span></text:p>
            <text:p text:style-name="P1"><text:span text:style-name="T6">And guide our footsteps to the perfect day.</text:span></text:p>
            <text:p text:style-name="P1"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6" draw:layer="layout" svg:width="24.892cm" svg:height="6.869cm" svg:x="1.524cm" svg:y="1.016cm">
          <draw:text-box>
            <text:p text:style-name="P1"><text:span text:style-name="T5">2. </text:span><text:span text:style-name="T7">From days of old, through blind and willful ages,</text:span></text:p>
            <text:p text:style-name="P1"><text:span text:style-name="T6">Though we rebelled you gently sought again</text:span></text:p>
            <text:p text:style-name="P1"><text:span text:style-name="T9">And spoke through saints, apostles, prophets, sages,</text:span></text:p>
            <text:p text:style-name="P1"><text:span text:style-name="T6">Who wrote with eager or reluctant pen.</text:span></text:p>
            <text:p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7" draw:layer="layout" svg:width="24.892cm" svg:height="6.604cm" svg:x="1.524cm" svg:y="1.016cm">
          <draw:text-box>
            <text:p text:style-name="P1"><text:span text:style-name="T5">3. </text:span><text:span text:style-name="T10">Undimmed by time, those words are still revealing</text:span></text:p>
            <text:p text:style-name="P1"><text:span text:style-name="T6">To sinful hearts Your justice and Your grace;</text:span></text:p>
            <text:p text:style-name="P1"><text:span text:style-name="T6">And questing spirits, longing for Your healing,</text:span></text:p>
            <text:p text:style-name="P1"><text:span text:style-name="T6">See your compassion in the Savior's fac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7" draw:text-style-name="P7" draw:layer="layout" svg:width="24.892cm" svg:height="11.673cm" svg:x="1.524cm" svg:y="1.016cm">
          <draw:text-box>
            <text:p text:style-name="P1"><text:span text:style-name="T5">4. </text:span><text:span text:style-name="T6">To all the world Your summons You are sending</text:span></text:p>
            <text:p text:style-name="P1"><text:span text:style-name="T6">Through all the earth, to ev'ry land and race,</text:span></text:p>
            <text:p text:style-name="P1"><text:span text:style-name="T10">That myriad tongues, in one great anthem blending,</text:span></text:p>
            <text:p text:style-name="P1"><text:span text:style-name="T6">May praise and celebrate Your gift of grace.</text:span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>Text: </text:span><text:span text:style-name="T12">© 1952 renewed 1980 </text:span></text:p>
            <text:p text:style-name="P8"><text:span text:style-name="T12">The Hymn Society;</text:span></text:p>
            <text:p text:style-name="P8"><text:span text:style-name="T12">Admin. Hope Publishing Co. </text:span></text:p>
            <text:p text:style-name="P8"><text:span text:style-name="T12">Tune: © 1978 Lutheran Book of Worshi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Narrow" svg:font-family="'Liberation Sans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22:49:17.206000000</meta:creation-date>
    <dc:title>2018Blue</dc:title>
    <meta:editing-duration>PT3M55S</meta:editing-duration>
    <meta:editing-cycles>7</meta:editing-cycles>
    <meta:generator>LibreOffice/6.0.1.1$Windows_X86_64 LibreOffice_project/60bfb1526849283ce2491346ed2aa51c465abfe6</meta:generator>
    <dc:date>2018-07-03T14:37:19.464000000</dc:date>
    <meta:document-statistic meta:object-count="41"/>
  </office:meta>
</office:document-meta>
</file>